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68a224" draw:marker-start="" draw:marker-start-width="0.229cm" draw:marker-start-center="false" draw:marker-end="" draw:marker-end-width="0.229cm" draw:marker-end-center="false" draw:fill="solid" draw:fill-color="#68a2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2323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2323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983cm" svg:y1="14.137cm" svg:x2="9.983cm" svg:y2="16.136cm">
            <text:p/>
          </draw:line>
          <draw:line draw:style-name="gr1" draw:text-style-name="P1" draw:layer="layout" svg:x1="10.205cm" svg:y1="14.137cm" svg:x2="10.205cm" svg:y2="16.136cm">
            <text:p/>
          </draw:line>
          <draw:line draw:style-name="gr1" draw:text-style-name="P1" draw:layer="layout" svg:x1="10.427cm" svg:y1="14.137cm" svg:x2="10.427cm" svg:y2="16.136cm">
            <text:p/>
          </draw:line>
          <draw:line draw:style-name="gr1" draw:text-style-name="P1" draw:layer="layout" svg:x1="10.65cm" svg:y1="14.137cm" svg:x2="10.65cm" svg:y2="16.136cm">
            <text:p/>
          </draw:line>
          <draw:line draw:style-name="gr1" draw:text-style-name="P1" draw:layer="layout" svg:x1="10.871cm" svg:y1="14.137cm" svg:x2="10.871cm" svg:y2="16.136cm">
            <text:p/>
          </draw:line>
          <draw:line draw:style-name="gr1" draw:text-style-name="P1" draw:layer="layout" svg:x1="11.093cm" svg:y1="14.137cm" svg:x2="11.093cm" svg:y2="16.136cm">
            <text:p/>
          </draw:line>
          <draw:line draw:style-name="gr1" draw:text-style-name="P1" draw:layer="layout" svg:x1="11.316cm" svg:y1="14.137cm" svg:x2="11.316cm" svg:y2="16.136cm">
            <text:p/>
          </draw:line>
          <draw:line draw:style-name="gr1" draw:text-style-name="P1" draw:layer="layout" svg:x1="11.537cm" svg:y1="14.137cm" svg:x2="11.537cm" svg:y2="16.136cm">
            <text:p/>
          </draw:line>
          <draw:line draw:style-name="gr1" draw:text-style-name="P1" draw:layer="layout" svg:x1="11.759cm" svg:y1="14.137cm" svg:x2="11.759cm" svg:y2="16.136cm">
            <text:p/>
          </draw:line>
          <draw:line draw:style-name="gr1" draw:text-style-name="P1" draw:layer="layout" svg:x1="9.983cm" svg:y1="14.359cm" svg:x2="11.981cm" svg:y2="14.359cm">
            <text:p/>
          </draw:line>
          <draw:line draw:style-name="gr1" draw:text-style-name="P1" draw:layer="layout" svg:x1="9.983cm" svg:y1="14.583cm" svg:x2="11.981cm" svg:y2="14.583cm">
            <text:p/>
          </draw:line>
          <draw:line draw:style-name="gr1" draw:text-style-name="P1" draw:layer="layout" svg:x1="9.983cm" svg:y1="14.803cm" svg:x2="11.981cm" svg:y2="14.803cm">
            <text:p/>
          </draw:line>
          <draw:line draw:style-name="gr1" draw:text-style-name="P1" draw:layer="layout" svg:x1="9.983cm" svg:y1="15.025cm" svg:x2="11.981cm" svg:y2="15.025cm">
            <text:p/>
          </draw:line>
          <draw:line draw:style-name="gr1" draw:text-style-name="P1" draw:layer="layout" svg:x1="9.983cm" svg:y1="15.247cm" svg:x2="11.981cm" svg:y2="15.247cm">
            <text:p/>
          </draw:line>
          <draw:line draw:style-name="gr1" draw:text-style-name="P1" draw:layer="layout" svg:x1="9.983cm" svg:y1="15.472cm" svg:x2="11.981cm" svg:y2="15.472cm">
            <text:p/>
          </draw:line>
          <draw:line draw:style-name="gr1" draw:text-style-name="P1" draw:layer="layout" svg:x1="9.983cm" svg:y1="15.692cm" svg:x2="11.981cm" svg:y2="15.692cm">
            <text:p/>
          </draw:line>
          <draw:line draw:style-name="gr1" draw:text-style-name="P1" draw:layer="layout" svg:x1="9.983cm" svg:y1="15.915cm" svg:x2="11.981cm" svg:y2="15.915cm">
            <text:p/>
          </draw:line>
          <draw:line draw:style-name="gr1" draw:text-style-name="P1" draw:layer="layout" svg:x1="9.983cm" svg:y1="16.136cm" svg:x2="11.981cm" svg:y2="16.136cm">
            <text:p/>
          </draw:line>
          <draw:line draw:style-name="gr1" draw:text-style-name="P1" draw:layer="layout" svg:x1="9.983cm" svg:y1="16.136cm" svg:x2="10.039cm" svg:y2="16.136cm">
            <text:p/>
          </draw:line>
          <draw:line draw:style-name="gr2" draw:text-style-name="P2" draw:layer="layout" svg:x1="9.983cm" svg:y1="14.137cm" svg:x2="11.983cm" svg:y2="14.137cm">
            <text:p/>
          </draw:line>
          <draw:line draw:style-name="gr1" draw:text-style-name="P1" draw:layer="layout" svg:x1="11.981cm" svg:y1="14.138cm" svg:x2="11.981cm" svg:y2="16.137cm">
            <text:p/>
          </draw:line>
          <draw:line draw:style-name="gr3" draw:text-style-name="P2" draw:layer="layout" svg:x1="10.204cm" svg:y1="15.242cm" svg:x2="10.204cm" svg:y2="15.917cm">
            <text:p/>
          </draw:line>
          <draw:line draw:style-name="gr3" draw:text-style-name="P2" draw:layer="layout" svg:x1="11.091cm" svg:y1="15.917cm" svg:x2="10.197cm" svg:y2="15.242cm">
            <text:p/>
          </draw:line>
          <draw:line draw:style-name="gr3" draw:text-style-name="P2" draw:layer="layout" svg:x1="10.197cm" svg:y1="15.915cm" svg:x2="11.091cm" svg:y2="15.915cm">
            <text:p/>
          </draw:line>
          <draw:polygon draw:style-name="gr4" draw:text-style-name="P3" draw:layer="layout" svg:width="0.665cm" svg:height="0.886cm" svg:x="11.095cm" svg:y="14.359cm" svg:viewBox="0 0 666 887" draw:points="0,0 666,0 662,887">
            <text:p/>
          </draw:polygon>
          <draw:polygon draw:style-name="gr5" draw:text-style-name="P4" draw:layer="layout" svg:width="0.881cm" svg:height="0.671cm" svg:x="10.204cm" svg:y="15.244cm" svg:viewBox="0 0 882 672" draw:points="0,0 0,672 882,67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1:37.344688400</meta:creation-date>
    <dc:date>2018-04-17T15:51:53.657453976</dc:date>
    <meta:editing-duration>PT16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